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Arial2" svg:font-family="Arial" style:font-family-generic="swiss"/>
    <style:font-face style:name="Centaur" svg:font-family="Centaur, 'Times New Roman'"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officeooo:rsid="000bb7b8" officeooo:paragraph-rsid="000bb7b8"/>
    </style:style>
    <style:style style:name="P2" style:family="paragraph" style:parent-style-name="Standard">
      <style:text-properties fo:color="#000000" style:font-name="Arial" officeooo:rsid="000dd819" officeooo:paragraph-rsid="000dd819"/>
    </style:style>
    <style:style style:name="P3" style:family="paragraph" style:parent-style-name="Standard">
      <style:text-properties fo:color="#000000" style:font-name="Arial" officeooo:rsid="002334d8" officeooo:paragraph-rsid="0025c274"/>
    </style:style>
    <style:style style:name="P4" style:family="paragraph" style:parent-style-name="Standard">
      <style:text-properties fo:color="#000000" style:font-name="Arial" officeooo:rsid="0025c274" officeooo:paragraph-rsid="0026342c"/>
    </style:style>
    <style:style style:name="P5" style:family="paragraph" style:parent-style-name="Standard">
      <style:text-properties fo:color="#000000" style:font-name="Arial" officeooo:rsid="00297a79" officeooo:paragraph-rsid="00297a79"/>
    </style:style>
    <style:style style:name="P6" style:family="paragraph" style:parent-style-name="Standard">
      <style:text-properties fo:color="#000000" style:font-name="Arial" officeooo:rsid="000d5b9a" officeooo:paragraph-rsid="0031c019"/>
    </style:style>
    <style:style style:name="P7" style:family="paragraph" style:parent-style-name="Standard">
      <style:text-properties fo:color="#000000" style:font-name="Arial" officeooo:rsid="000d5b9a" officeooo:paragraph-rsid="008395e0"/>
    </style:style>
    <style:style style:name="P8" style:family="paragraph" style:parent-style-name="Standard">
      <style:text-properties fo:color="#000000" style:font-name="Arial" officeooo:rsid="003d1b7c" officeooo:paragraph-rsid="003d1b7c"/>
    </style:style>
    <style:style style:name="P9" style:family="paragraph" style:parent-style-name="Standard">
      <style:text-properties fo:color="#000000" style:font-name="Arial" officeooo:rsid="003d1b7c" officeooo:paragraph-rsid="005e87f5"/>
    </style:style>
    <style:style style:name="P10" style:family="paragraph" style:parent-style-name="Standard">
      <style:text-properties fo:color="#000000" style:font-name="Arial" officeooo:rsid="003d1b7c" officeooo:paragraph-rsid="0059c4c4"/>
    </style:style>
    <style:style style:name="P11" style:family="paragraph" style:parent-style-name="Standard">
      <style:text-properties fo:color="#000000" style:font-name="Arial" officeooo:rsid="003d1b7c" officeooo:paragraph-rsid="008395e0"/>
    </style:style>
    <style:style style:name="P12" style:family="paragraph" style:parent-style-name="Standard">
      <style:text-properties fo:color="#000000" style:font-name="Arial" officeooo:rsid="002c49bf" officeooo:paragraph-rsid="003ecf54"/>
    </style:style>
    <style:style style:name="P13" style:family="paragraph" style:parent-style-name="Standard">
      <style:text-properties fo:color="#000000" style:font-name="Arial" officeooo:rsid="000c0772" officeooo:paragraph-rsid="000c0772"/>
    </style:style>
    <style:style style:name="P14" style:family="paragraph" style:parent-style-name="Standard">
      <style:text-properties fo:color="#000000" style:font-name="Arial" fo:font-style="normal" officeooo:rsid="00582536" officeooo:paragraph-rsid="00582536" style:font-style-asian="normal" style:font-style-complex="normal"/>
    </style:style>
    <style:style style:name="P15" style:family="paragraph" style:parent-style-name="Standard">
      <style:text-properties style:font-name="Arial" officeooo:paragraph-rsid="0070f541"/>
    </style:style>
    <style:style style:name="P16" style:family="paragraph" style:parent-style-name="Standard">
      <style:text-properties fo:color="#008000" style:font-name="Arial" officeooo:rsid="003d1b7c" officeooo:paragraph-rsid="003d1b7c"/>
    </style:style>
    <style:style style:name="P17" style:family="paragraph" style:parent-style-name="Standard">
      <style:text-properties fo:color="#008000" style:font-name="Arial" officeooo:rsid="005d638a" officeooo:paragraph-rsid="00634226"/>
    </style:style>
    <style:style style:name="P18" style:family="paragraph" style:parent-style-name="Standard">
      <style:paragraph-properties fo:text-align="start" style:justify-single-word="false"/>
      <style:text-properties officeooo:paragraph-rsid="00819107"/>
    </style:style>
    <style:style style:name="P19" style:family="paragraph" style:parent-style-name="Standard">
      <style:paragraph-properties fo:text-align="start" style:justify-single-word="false"/>
      <style:text-properties officeooo:paragraph-rsid="008395e0"/>
    </style:style>
    <style:style style:name="P20" style:family="paragraph" style:parent-style-name="Standard">
      <style:text-properties officeooo:paragraph-rsid="004c8e71"/>
    </style:style>
    <style:style style:name="P21" style:family="paragraph" style:parent-style-name="Standard">
      <style:text-properties officeooo:paragraph-rsid="00575027"/>
    </style:style>
    <style:style style:name="P22" style:family="paragraph" style:parent-style-name="Standard">
      <style:text-properties officeooo:rsid="0079623b" officeooo:paragraph-rsid="0079623b"/>
    </style:style>
    <style:style style:name="P23" style:family="paragraph" style:parent-style-name="Standard">
      <style:text-properties officeooo:paragraph-rsid="007cf0a3"/>
    </style:style>
    <style:style style:name="P24" style:family="paragraph" style:parent-style-name="Standard">
      <style:text-properties officeooo:paragraph-rsid="007d3a24"/>
    </style:style>
    <style:style style:name="P25" style:family="paragraph" style:parent-style-name="Standard">
      <style:text-properties officeooo:rsid="007d85a3" officeooo:paragraph-rsid="007d85a3"/>
    </style:style>
    <style:style style:name="P26" style:family="paragraph" style:parent-style-name="Standard">
      <style:text-properties fo:color="#000000" style:font-name="Arial" fo:font-style="normal" officeooo:rsid="0079623b" officeooo:paragraph-rsid="0079623b" style:font-style-asian="normal" style:font-style-complex="normal"/>
    </style:style>
    <style:style style:name="P27" style:family="paragraph" style:parent-style-name="Standard">
      <style:text-properties fo:color="#000000" style:font-name="Arial" officeooo:rsid="0084bb29" officeooo:paragraph-rsid="0084bb29"/>
    </style:style>
    <style:style style:name="P28" style:family="paragraph" style:parent-style-name="Standard">
      <style:text-properties fo:color="#000000" style:font-name="Arial" officeooo:rsid="002c49bf" officeooo:paragraph-rsid="003ecf54"/>
    </style:style>
    <style:style style:name="P29" style:family="paragraph" style:parent-style-name="Standard">
      <style:paragraph-properties fo:text-align="center" style:justify-single-word="false"/>
      <style:text-properties officeooo:paragraph-rsid="00507644"/>
    </style:style>
    <style:style style:name="P30" style:family="paragraph" style:parent-style-name="Standard">
      <style:paragraph-properties fo:text-align="start" style:justify-single-word="false"/>
      <style:text-properties fo:color="#0000ff" style:font-name="Arial" fo:font-size="14pt" officeooo:rsid="0084bb29" officeooo:paragraph-rsid="0084bb29" style:font-size-asian="14pt" style:font-size-complex="14pt"/>
    </style:style>
    <style:style style:name="P31" style:family="paragraph" style:parent-style-name="Standard">
      <style:text-properties fo:color="#0000ff" style:font-name="Arial" fo:font-size="14pt" fo:font-style="normal" officeooo:rsid="0079623b" officeooo:paragraph-rsid="0079623b" style:font-size-asian="14pt" style:font-style-asian="normal" style:font-size-complex="14pt" style:font-style-complex="normal"/>
    </style:style>
    <style:style style:name="P32" style:family="paragraph" style:parent-style-name="Standard">
      <style:text-properties fo:color="#0000ff" style:font-name="Arial" fo:font-size="14pt" fo:font-style="normal" officeooo:rsid="00865ea9" officeooo:paragraph-rsid="00865ea9" style:font-size-asian="14pt" style:font-style-asian="normal" style:font-size-complex="14pt" style:font-style-complex="normal"/>
    </style:style>
    <style:style style:name="P33" style:family="paragraph" style:parent-style-name="Standard">
      <style:paragraph-properties fo:text-align="center" style:justify-single-word="false"/>
      <style:text-properties fo:color="#0000ff" fo:font-size="14pt" officeooo:paragraph-rsid="00507644" style:font-size-asian="14pt" style:font-size-complex="14pt"/>
    </style:style>
    <style:style style:name="P34" style:family="paragraph" style:parent-style-name="Standard">
      <style:text-properties fo:color="#ff0000" style:font-name="Arial" fo:font-size="15pt" officeooo:rsid="0084bb29" officeooo:paragraph-rsid="0084bb29" style:font-size-asian="15pt" style:font-size-complex="15pt"/>
    </style:style>
    <style:style style:name="P35" style:family="paragraph" style:parent-style-name="Standard">
      <style:text-properties fo:color="#ff0000" style:font-name="Arial" fo:font-size="14pt" officeooo:rsid="0084bb29" officeooo:paragraph-rsid="0084bb29" style:font-size-asian="14pt" style:font-size-complex="14pt"/>
    </style:style>
    <style:style style:name="P36" style:family="paragraph" style:parent-style-name="Standard">
      <style:text-properties fo:color="#008000" style:font-name="Arial" fo:font-size="13pt" officeooo:rsid="0084bb29" officeooo:paragraph-rsid="0084bb29" fo:background-color="transparent" style:font-size-asian="13pt" style:font-size-complex="13pt"/>
    </style:style>
    <style:style style:name="P37" style:family="paragraph" style:parent-style-name="Standard">
      <style:text-properties fo:color="#008000" style:font-name="Arial" fo:font-size="13pt" officeooo:rsid="0084bb29" officeooo:paragraph-rsid="0084bb29" style:font-size-asian="13pt" style:font-size-complex="13pt"/>
    </style:style>
    <style:style style:name="P38" style:family="paragraph" style:parent-style-name="Standard">
      <style:text-properties fo:color="#008000" style:font-name="Arial" officeooo:rsid="003d1b7c" officeooo:paragraph-rsid="003d1b7c"/>
    </style:style>
    <style:style style:name="P39" style:family="paragraph" style:parent-style-name="Standard">
      <style:text-properties fo:color="#008000" style:font-name="Arial" officeooo:rsid="0084bb29" officeooo:paragraph-rsid="0084bb29"/>
    </style:style>
    <style:style style:name="T1" style:family="text">
      <style:text-properties style:font-name="Arial" fo:font-weight="bold" officeooo:rsid="00043105" style:font-weight-asian="bold" style:font-weight-complex="bold"/>
    </style:style>
    <style:style style:name="T2" style:family="text">
      <style:text-properties style:font-name="Arial" fo:font-style="italic" fo:font-weight="bold" officeooo:rsid="00043105" style:font-style-asian="italic" style:font-weight-asian="bold" style:font-style-complex="italic" style:font-weight-complex="bold"/>
    </style:style>
    <style:style style:name="T3" style:family="text">
      <style:text-properties style:font-name="Arial" fo:font-style="normal" style:font-style-asian="normal" style:font-style-complex="normal"/>
    </style:style>
    <style:style style:name="T4" style:family="text">
      <style:text-properties style:font-name="Arial" fo:font-style="normal" officeooo:rsid="00480934" style:font-style-asian="normal" style:font-style-complex="normal"/>
    </style:style>
    <style:style style:name="T5" style:family="text">
      <style:text-properties style:font-name="Arial" fo:font-style="normal" officeooo:rsid="004e3dc9" style:font-style-asian="normal" style:font-style-complex="normal"/>
    </style:style>
    <style:style style:name="T6" style:family="text">
      <style:text-properties style:font-name="Arial" fo:font-style="normal" officeooo:rsid="0056249e" style:font-style-asian="normal" style:font-style-complex="normal"/>
    </style:style>
    <style:style style:name="T7" style:family="text">
      <style:text-properties fo:color="#000000" style:font-name="Arial" fo:font-size="12pt" fo:font-style="normal" officeooo:rsid="004a7042" style:font-size-asian="12pt" style:font-style-asian="normal" style:font-size-complex="12pt" style:font-style-complex="normal"/>
    </style:style>
    <style:style style:name="T8" style:family="text">
      <style:text-properties fo:color="#000000" style:font-name="Arial" fo:font-size="12pt" fo:font-style="normal" officeooo:rsid="00537487" style:font-size-asian="12pt" style:font-style-asian="normal" style:font-size-complex="12pt" style:font-style-complex="normal"/>
    </style:style>
    <style:style style:name="T9" style:family="text">
      <style:text-properties fo:color="#000000" style:font-name="Arial" fo:font-size="12pt" fo:font-style="normal" officeooo:rsid="004912e1" style:font-size-asian="12pt" style:font-style-asian="normal" style:font-size-complex="12pt" style:font-style-complex="normal"/>
    </style:style>
    <style:style style:name="T10" style:family="text">
      <style:text-properties fo:color="#000000" style:font-name="Arial" fo:font-size="12pt" fo:font-style="normal" officeooo:rsid="0053e5cd" style:font-size-asian="12pt" style:font-style-asian="normal" style:font-size-complex="12pt" style:font-style-complex="normal"/>
    </style:style>
    <style:style style:name="T11" style:family="text">
      <style:text-properties fo:color="#000000" style:font-name="Arial" fo:font-size="12pt" fo:font-style="normal" officeooo:rsid="004ae6e8" style:font-size-asian="12pt" style:font-style-asian="normal" style:font-size-complex="12pt" style:font-style-complex="normal"/>
    </style:style>
    <style:style style:name="T12" style:family="text">
      <style:text-properties fo:color="#000000" style:font-name="Arial" fo:font-size="12pt" fo:font-style="normal" officeooo:rsid="004ae6e8" style:font-size-asian="12pt" style:font-style-asian="normal" style:font-name-complex="Courier New" style:font-size-complex="12pt" style:font-style-complex="normal"/>
    </style:style>
    <style:style style:name="T13" style:family="text">
      <style:text-properties fo:color="#000000" style:font-name="Arial" fo:font-size="12pt" fo:font-style="normal" officeooo:rsid="0051f40d" style:font-size-asian="12pt" style:font-style-asian="normal" style:font-name-complex="Courier New" style:font-size-complex="12pt" style:font-style-complex="normal"/>
    </style:style>
    <style:style style:name="T14" style:family="text">
      <style:text-properties fo:color="#000000" style:font-name="Arial" fo:font-size="12pt" fo:font-style="normal" officeooo:rsid="004a7042" style:font-size-asian="12pt" style:font-style-asian="normal" style:font-name-complex="Courier New" style:font-size-complex="12pt" style:font-style-complex="normal"/>
    </style:style>
    <style:style style:name="T15" style:family="text">
      <style:text-properties fo:color="#000000" style:font-name="Arial" fo:font-size="12pt" fo:font-style="normal" officeooo:rsid="00537487" style:font-size-asian="12pt" style:font-style-asian="normal" style:font-name-complex="Courier New" style:font-size-complex="12pt" style:font-style-complex="normal"/>
    </style:style>
    <style:style style:name="T16" style:family="text">
      <style:text-properties fo:color="#000000" style:font-name="Arial" fo:font-size="12pt" style:text-underline-style="none" officeooo:rsid="00819107" style:font-size-asian="12pt" style:font-name-complex="Courier New" style:font-size-complex="12pt"/>
    </style:style>
    <style:style style:name="T17" style:family="text">
      <style:text-properties fo:color="#000000" style:font-name="Arial" fo:font-size="12pt" style:text-underline-style="none" officeooo:rsid="008395e0" style:font-size-asian="12pt" style:font-name-complex="Courier New" style:font-size-complex="12pt"/>
    </style:style>
    <style:style style:name="T18" style:family="text">
      <style:text-properties fo:color="#000000" style:font-name="Arial" fo:font-style="normal" style:font-style-asian="normal" style:font-style-complex="normal"/>
    </style:style>
    <style:style style:name="T19" style:family="text">
      <style:text-properties fo:color="#000000" style:font-name="Arial" fo:font-style="normal" officeooo:rsid="00438b8d" style:font-style-asian="normal" style:font-style-complex="normal"/>
    </style:style>
    <style:style style:name="T20" style:family="text">
      <style:text-properties fo:color="#000000" style:font-name="Arial" fo:font-style="normal" officeooo:rsid="00449bd4" style:font-style-asian="normal" style:font-style-complex="normal"/>
    </style:style>
    <style:style style:name="T21" style:family="text">
      <style:text-properties fo:color="#000000" style:font-name="Arial" fo:font-style="normal" officeooo:rsid="004663a6" style:font-style-asian="normal" style:font-style-complex="normal"/>
    </style:style>
    <style:style style:name="T22" style:family="text">
      <style:text-properties fo:color="#000000" style:font-name="Arial" fo:font-style="normal" officeooo:rsid="00480934" style:font-style-asian="normal" style:font-style-complex="normal"/>
    </style:style>
    <style:style style:name="T23" style:family="text">
      <style:text-properties fo:color="#000000" style:font-name="Arial" fo:font-style="normal" officeooo:rsid="004912e1" style:font-style-asian="normal" style:font-style-complex="normal"/>
    </style:style>
    <style:style style:name="T24" style:family="text">
      <style:text-properties fo:color="#000000" style:font-name="Arial" fo:font-style="normal" officeooo:rsid="004a7042" style:font-style-asian="normal" style:font-style-complex="normal"/>
    </style:style>
    <style:style style:name="T25" style:family="text">
      <style:text-properties fo:color="#000000" style:font-name="Arial" fo:font-style="normal" officeooo:rsid="004ae6e8" style:font-style-asian="normal" style:font-style-complex="normal"/>
    </style:style>
    <style:style style:name="T26" style:family="text">
      <style:text-properties fo:color="#000000" style:font-name="Arial" fo:font-style="normal" officeooo:rsid="004c7278" style:font-style-asian="normal" style:font-style-complex="normal"/>
    </style:style>
    <style:style style:name="T27" style:family="text">
      <style:text-properties fo:color="#000000" style:font-name="Arial" fo:font-style="normal" officeooo:rsid="004c8e71" style:font-style-asian="normal" style:font-style-complex="normal"/>
    </style:style>
    <style:style style:name="T28" style:family="text">
      <style:text-properties fo:color="#000000" style:font-name="Arial" fo:font-style="normal" officeooo:rsid="004dbe5f" style:font-style-asian="normal" style:font-style-complex="normal"/>
    </style:style>
    <style:style style:name="T29" style:family="text">
      <style:text-properties fo:color="#000000" style:font-name="Arial" fo:font-style="normal" officeooo:rsid="004e3dc9" style:font-style-asian="normal" style:font-style-complex="normal"/>
    </style:style>
    <style:style style:name="T30" style:family="text">
      <style:text-properties fo:color="#000000" style:font-name="Arial" fo:font-style="normal" officeooo:rsid="004f470a" style:font-style-asian="normal" style:font-style-complex="normal"/>
    </style:style>
    <style:style style:name="T31" style:family="text">
      <style:text-properties fo:color="#000000" style:font-name="Arial" fo:font-style="normal" officeooo:rsid="00537487" style:font-style-asian="normal" style:font-style-complex="normal"/>
    </style:style>
    <style:style style:name="T32" style:family="text">
      <style:text-properties fo:color="#000000" style:font-name="Arial" fo:font-style="normal" officeooo:rsid="0053e5cd" style:font-style-asian="normal" style:font-style-complex="normal"/>
    </style:style>
    <style:style style:name="T33" style:family="text">
      <style:text-properties fo:color="#000000" style:font-name="Arial" fo:font-style="normal" officeooo:rsid="00582536" style:font-style-asian="normal" style:font-style-complex="normal"/>
    </style:style>
    <style:style style:name="T34" style:family="text">
      <style:text-properties fo:color="#000000" style:font-name="Arial" fo:font-style="normal" officeooo:rsid="005cfc81" style:font-style-asian="normal" style:font-style-complex="normal"/>
    </style:style>
    <style:style style:name="T35" style:family="text">
      <style:text-properties fo:color="#000000" style:font-name="Arial" fo:font-style="normal" officeooo:rsid="006150cf" style:font-style-asian="normal" style:font-style-complex="normal"/>
    </style:style>
    <style:style style:name="T36" style:family="text">
      <style:text-properties fo:color="#000000" style:font-name="Arial" fo:font-style="normal" officeooo:rsid="006c17e9" style:font-style-asian="normal" style:font-style-complex="normal"/>
    </style:style>
    <style:style style:name="T37" style:family="text">
      <style:text-properties fo:color="#000000" style:font-name="Arial" fo:font-style="normal" officeooo:rsid="006eaa23" style:font-style-asian="normal" style:font-style-complex="normal"/>
    </style:style>
    <style:style style:name="T38" style:family="text">
      <style:text-properties fo:color="#000000" style:font-name="Arial" fo:font-style="normal" officeooo:rsid="00705a7f" style:font-style-asian="normal" style:font-style-complex="normal"/>
    </style:style>
    <style:style style:name="T39" style:family="text">
      <style:text-properties fo:color="#000000" style:font-name="Arial" fo:font-style="normal" officeooo:rsid="00748807" style:font-style-asian="normal" style:font-style-complex="normal"/>
    </style:style>
    <style:style style:name="T40" style:family="text">
      <style:text-properties fo:color="#000000" style:font-name="Arial" fo:font-style="normal" officeooo:rsid="00752811" style:font-style-asian="normal" style:font-style-complex="normal"/>
    </style:style>
    <style:style style:name="T41" style:family="text">
      <style:text-properties fo:color="#000000" style:font-name="Arial" fo:font-style="normal" officeooo:rsid="00758be0" style:font-style-asian="normal" style:font-style-complex="normal"/>
    </style:style>
    <style:style style:name="T42" style:family="text">
      <style:text-properties fo:color="#000000" style:font-name="Arial" fo:font-style="normal" officeooo:rsid="007618bc" style:font-style-asian="normal" style:font-style-complex="normal"/>
    </style:style>
    <style:style style:name="T43" style:family="text">
      <style:text-properties fo:color="#000000" style:font-name="Arial" fo:font-style="normal" officeooo:rsid="0077f2d6" style:font-style-asian="normal" style:font-style-complex="normal"/>
    </style:style>
    <style:style style:name="T44" style:family="text">
      <style:text-properties fo:color="#000000" style:font-name="Arial" fo:font-style="normal" officeooo:rsid="0079623b" style:font-style-asian="normal" style:font-style-complex="normal"/>
    </style:style>
    <style:style style:name="T45" style:family="text">
      <style:text-properties fo:color="#000000" style:font-name="Arial" fo:font-style="normal" officeooo:rsid="007d3a24" style:font-style-asian="normal" style:font-style-complex="normal"/>
    </style:style>
    <style:style style:name="T46" style:family="text">
      <style:text-properties fo:color="#000000" style:font-name="Arial" fo:font-style="normal" officeooo:rsid="007e24e1" style:font-style-asian="normal" style:font-style-complex="normal"/>
    </style:style>
    <style:style style:name="T47" style:family="text">
      <style:text-properties fo:color="#000000" style:font-name="Arial" fo:font-style="normal" officeooo:rsid="007e3732" style:font-style-asian="normal" style:font-style-complex="normal"/>
    </style:style>
    <style:style style:name="T48" style:family="text">
      <style:text-properties fo:color="#000000" style:font-name="Arial" fo:font-style="normal" officeooo:rsid="007e75be" style:font-style-asian="normal" style:font-style-complex="normal"/>
    </style:style>
    <style:style style:name="T49" style:family="text">
      <style:text-properties fo:color="#000000" style:font-name="Arial" fo:font-style="normal" officeooo:rsid="00803767" style:font-style-asian="normal" style:font-style-complex="normal"/>
    </style:style>
    <style:style style:name="T50" style:family="text">
      <style:text-properties fo:color="#000000" style:font-name="Arial" fo:font-style="normal" officeooo:rsid="008358cf" style:font-style-asian="normal" style:font-style-complex="normal"/>
    </style:style>
    <style:style style:name="T51" style:family="text">
      <style:text-properties fo:color="#000000" style:font-name="Arial" fo:font-style="normal" officeooo:rsid="0067bb94" style:font-style-asian="normal" style:font-style-complex="normal"/>
    </style:style>
    <style:style style:name="T52" style:family="text">
      <style:text-properties fo:color="#000000" style:font-name="Arial" fo:font-style="italic" style:font-style-asian="italic" style:font-style-complex="italic"/>
    </style:style>
    <style:style style:name="T53" style:family="text">
      <style:text-properties fo:color="#000000" style:font-name="Arial" fo:font-style="italic" officeooo:rsid="004663a6" style:font-style-asian="italic" style:font-style-complex="italic"/>
    </style:style>
    <style:style style:name="T54" style:family="text">
      <style:text-properties fo:color="#000000" style:font-name="Arial" fo:font-style="italic" officeooo:rsid="00429244" style:font-style-asian="italic" style:font-style-complex="italic"/>
    </style:style>
    <style:style style:name="T55" style:family="text">
      <style:text-properties fo:color="#000000" style:font-name="Arial" fo:font-style="italic" officeooo:rsid="00480934" style:font-style-asian="italic" style:font-style-complex="italic"/>
    </style:style>
    <style:style style:name="T56" style:family="text">
      <style:text-properties fo:color="#000000" style:font-name="Arial" fo:font-style="italic" officeooo:rsid="004c7278" style:font-style-asian="italic" style:font-style-complex="italic"/>
    </style:style>
    <style:style style:name="T57" style:family="text">
      <style:text-properties fo:color="#000000" style:font-name="Arial" fo:font-style="italic" officeooo:rsid="004ae6e8" style:font-style-asian="italic" style:font-style-complex="italic"/>
    </style:style>
    <style:style style:name="T58" style:family="text">
      <style:text-properties fo:color="#000000" style:font-name="Arial" fo:font-style="italic" officeooo:rsid="00449bd4" style:font-style-asian="italic" style:font-style-complex="italic"/>
    </style:style>
    <style:style style:name="T59" style:family="text">
      <style:text-properties fo:color="#000000" style:font-name="Arial" fo:font-style="italic" officeooo:rsid="006150cf" style:font-style-asian="italic" style:font-style-complex="italic"/>
    </style:style>
    <style:style style:name="T60" style:family="text">
      <style:text-properties fo:color="#000000" style:font-name="Arial" fo:font-style="italic" officeooo:rsid="005cfc81" style:font-style-asian="italic" style:font-style-complex="italic"/>
    </style:style>
    <style:style style:name="T61" style:family="text">
      <style:text-properties fo:color="#000000" style:font-name="Arial" fo:font-style="italic" officeooo:rsid="0067bb94" style:font-style-asian="italic" style:font-style-complex="italic"/>
    </style:style>
    <style:style style:name="T62" style:family="text">
      <style:text-properties fo:color="#000000" style:font-name="Arial" fo:font-style="italic" officeooo:rsid="006c17e9" style:font-style-asian="italic" style:font-style-complex="italic"/>
    </style:style>
    <style:style style:name="T63" style:family="text">
      <style:text-properties fo:color="#000000" style:font-name="Arial" fo:font-style="italic" officeooo:rsid="007e3732" style:font-style-asian="italic" style:font-style-complex="italic"/>
    </style:style>
    <style:style style:name="T64" style:family="text">
      <style:text-properties fo:color="#000000" style:font-name="Arial" fo:font-style="italic" officeooo:rsid="00803767" style:font-style-asian="italic" style:font-style-complex="italic"/>
    </style:style>
    <style:style style:name="T65" style:family="text">
      <style:text-properties fo:color="#000000" style:font-name="Arial" fo:font-weight="bold" officeooo:rsid="0036b609" style:font-weight-asian="bold" style:font-weight-complex="bold"/>
    </style:style>
    <style:style style:name="T66" style:family="text">
      <style:text-properties fo:color="#000000" style:font-name="Arial" officeooo:rsid="006699ff"/>
    </style:style>
    <style:style style:name="T67" style:family="text">
      <style:text-properties fo:color="#000000" style:font-name="Arial" officeooo:rsid="0067bb94"/>
    </style:style>
    <style:style style:name="T68" style:family="text">
      <style:text-properties fo:color="#000000" style:font-name="Arial" officeooo:rsid="007320af"/>
    </style:style>
    <style:style style:name="T69" style:family="text">
      <style:text-properties fo:color="#000000" style:font-name="Arial" officeooo:rsid="007bf647"/>
    </style:style>
    <style:style style:name="T70" style:family="text">
      <style:text-properties fo:color="#000000" style:font-name="Arial" officeooo:rsid="007cf0a3"/>
    </style:style>
    <style:style style:name="T71" style:family="text">
      <style:text-properties fo:color="#000000" style:font-name="Centaur" fo:font-size="12pt" fo:font-style="normal" officeooo:rsid="00537487" style:font-size-asian="12pt" style:font-style-asian="normal" style:font-name-complex="Courier New" style:font-size-complex="12pt" style:font-style-complex="normal"/>
    </style:style>
    <style:style style:name="T72" style:family="text">
      <style:text-properties fo:color="#000000" fo:font-size="12pt"/>
    </style:style>
    <style:style style:name="T73" style:family="text">
      <style:text-properties fo:color="#000000" fo:font-size="12pt" officeooo:rsid="0060a02d"/>
    </style:style>
    <style:style style:name="T74" style:family="text">
      <style:text-properties fo:color="#000000" officeooo:rsid="005da76b"/>
    </style:style>
    <style:style style:name="T75" style:family="text">
      <style:text-properties fo:color="#000000" fo:font-style="italic" officeooo:rsid="005da76b" style:font-style-asian="italic" style:font-style-complex="italic"/>
    </style:style>
    <style:style style:name="T76" style:family="text">
      <style:text-properties fo:color="#000000" officeooo:rsid="005e048e"/>
    </style:style>
    <style:style style:name="T77" style:family="text">
      <style:text-properties fo:color="#000000" officeooo:rsid="005fda89"/>
    </style:style>
    <style:style style:name="T78" style:family="text">
      <style:text-properties fo:font-style="italic" style:font-style-asian="italic" style:font-style-complex="italic"/>
    </style:style>
    <style:style style:name="T79" style:family="text">
      <style:text-properties fo:font-style="italic" officeooo:rsid="002b71ed" style:font-style-asian="italic" style:font-style-complex="italic"/>
    </style:style>
    <style:style style:name="T80" style:family="text">
      <style:text-properties fo:font-style="italic" officeooo:rsid="003ecf54" style:font-style-asian="italic" style:font-style-complex="italic"/>
    </style:style>
    <style:style style:name="T81" style:family="text">
      <style:text-properties fo:font-style="italic" officeooo:rsid="005e87f5" style:font-style-asian="italic" style:font-style-complex="italic"/>
    </style:style>
    <style:style style:name="T82" style:family="text">
      <style:text-properties fo:font-style="italic" officeooo:rsid="00634226" style:font-style-asian="italic" style:font-style-complex="italic"/>
    </style:style>
    <style:style style:name="T83" style:family="text">
      <style:text-properties officeooo:rsid="0024c27a"/>
    </style:style>
    <style:style style:name="T84" style:family="text">
      <style:text-properties officeooo:rsid="0025cb51"/>
    </style:style>
    <style:style style:name="T85" style:family="text">
      <style:text-properties officeooo:rsid="002b71ed"/>
    </style:style>
    <style:style style:name="T86" style:family="text">
      <style:text-properties officeooo:rsid="002c49bf"/>
    </style:style>
    <style:style style:name="T87" style:family="text">
      <style:text-properties fo:font-size="12pt"/>
    </style:style>
    <style:style style:name="T88" style:family="text">
      <style:text-properties fo:font-size="12pt" officeooo:rsid="003b378d"/>
    </style:style>
    <style:style style:name="T89" style:family="text">
      <style:text-properties fo:font-size="12pt" officeooo:rsid="0015f3b6"/>
    </style:style>
    <style:style style:name="T90" style:family="text">
      <style:text-properties fo:font-size="12pt" officeooo:rsid="003ff4d2"/>
    </style:style>
    <style:style style:name="T91" style:family="text">
      <style:text-properties fo:font-size="12pt" officeooo:rsid="006150cf"/>
    </style:style>
    <style:style style:name="T92" style:family="text">
      <style:text-properties fo:font-size="12pt" fo:font-style="italic" style:font-style-asian="italic" style:font-style-complex="italic"/>
    </style:style>
    <style:style style:name="T93" style:family="text">
      <style:text-properties fo:font-size="12pt" fo:font-style="italic" officeooo:rsid="006150cf" style:font-style-asian="italic" style:font-style-complex="italic"/>
    </style:style>
    <style:style style:name="T94" style:family="text">
      <style:text-properties fo:font-size="12pt" officeooo:rsid="0070f541"/>
    </style:style>
    <style:style style:name="T95" style:family="text">
      <style:text-properties officeooo:rsid="003ecf54"/>
    </style:style>
    <style:style style:name="T96" style:family="text">
      <style:text-properties officeooo:rsid="003ff4d2"/>
    </style:style>
    <style:style style:name="T97" style:family="text">
      <style:text-properties officeooo:rsid="00429244"/>
    </style:style>
    <style:style style:name="T98" style:family="text">
      <style:text-properties fo:color="#00ae00" officeooo:rsid="0024c27a"/>
    </style:style>
    <style:style style:name="T99" style:family="text">
      <style:text-properties fo:color="#00ae00" style:text-line-through-style="none" style:text-line-through-type="none" officeooo:rsid="005ca0a6"/>
    </style:style>
    <style:style style:name="T100" style:family="text">
      <style:text-properties fo:color="#00ae00" officeooo:rsid="005cfc81"/>
    </style:style>
    <style:style style:name="T101" style:family="text">
      <style:text-properties fo:color="#ff0000" style:text-line-through-style="solid" style:text-line-through-type="single"/>
    </style:style>
    <style:style style:name="T102" style:family="text">
      <style:text-properties style:text-underline-style="none" officeooo:rsid="002c49bf"/>
    </style:style>
    <style:style style:name="T103" style:family="text">
      <style:text-properties fo:font-style="normal" officeooo:rsid="005e87f5" style:font-style-asian="normal" style:font-style-complex="normal"/>
    </style:style>
    <style:style style:name="T104" style:family="text">
      <style:text-properties officeooo:rsid="005e0d69"/>
    </style:style>
    <style:style style:name="T105" style:family="text">
      <style:text-properties officeooo:rsid="005e87f5"/>
    </style:style>
    <style:style style:name="T106" style:family="text">
      <style:text-properties officeooo:rsid="006150cf"/>
    </style:style>
    <style:style style:name="T107" style:family="text">
      <style:text-properties officeooo:rsid="00634226"/>
    </style:style>
    <style:style style:name="T108" style:family="text">
      <style:text-properties officeooo:rsid="0072a79c"/>
    </style:style>
    <style:style style:name="T109" style:family="text">
      <style:text-properties officeooo:rsid="007320af"/>
    </style:style>
    <style:style style:name="T110" style:family="text">
      <style:text-properties officeooo:rsid="007b3cfa"/>
    </style:style>
    <style:style style:name="T111" style:family="text">
      <style:text-properties fo:color="#008000" fo:font-size="13pt"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Internet_20_link"><text:span text:style-name="T17">TD3</text:span></text:span></text:p>
      <text:p text:style-name="P18"><text:span text:style-name="Internet_20_link"><text:span text:style-name="T16">Marine JOLY </text:span></text:span></text:p>
      <text:p text:style-name="P18"><text:span text:style-name="Internet_20_link"><text:span text:style-name="T16">Yolène RAMBAUD</text:span></text:span></text:p>
      <text:p text:style-name="P29"><text:span text:style-name="T65"><text:s/></text:span><text:span text:style-name="T1">Exposé : </text:span><text:span text:style-name="T2">Déjeuner sur l’herbe</text:span><text:span text:style-name="T1"> d’Edouard Manet </text:span></text:p>
      <text:p text:style-name="P33"><text:span text:style-name="T1"/></text:p>
      <text:p text:style-name="P30">Introduction : </text:p>
      <text:p text:style-name="P30"/>
      <text:p text:style-name="P15"><text:bookmark text:name="cch_fafe36c6e837a"/><text:span text:style-name="T87"><text:tab/>« Les peintres, surtout Édouard Manet, (…) n’ont pas cette préoccupation du sujet qui tourmente avant tout. », cette critique de Zola au sujet du tableau Déjeuner sur l’herbe est révélatrice de l’intention de Manet. En effet il peint ce qu’il voit, ce qu’il veut faire ressentir et ne </text:span><text:span text:style-name="T88">se </text:span><text:span text:style-name="T87">soucie pas des règles académiques ni du sujet lui-même. Cet artiste avec son style propre</text:span><text:span text:style-name="T72"> </text:span><text:span text:style-name="T73">annonce</text:span><text:span text:style-name="T72"> </text:span><text:span text:style-name="T87">l’époque contemporaine et prend une place fondamentale dans l’évolution de la peinture vers la modernité entre le réalisme et l’impressionnisme. Il </text:span><text:span text:style-name="T91">est </text:span><text:span text:style-name="T87">né le 23 Janvier 1832, dans un milieu bourgeois, ce qui l’aidera profondément. Connu pour ses œuvres, jugés démesurées et choquant le public, il est l’objet de débat qui divisent les opinions et la presse jusqu’à sa mort en 1883. L’une de ses scènes de genre la plus scandaleuse où il illustre une scène de pique </text:span><text:span text:style-name="T88">nique</text:span><text:span text:style-name="T87"> en plein air est expos</text:span><text:span text:style-name="T91">ée</text:span><text:span text:style-name="T87"> au Salon des Refusés, crée par Napoléon III en 1863. Cette œuvre intitulée </text:span><text:span text:style-name="T92">Partie Carrée</text:span><text:span text:style-name="T87"> puis</text:span><text:span text:style-name="T92"> Le Bain</text:span><text:span text:style-name="T87">, et renommé plus tard :</text:span><text:span text:style-name="T92"> Le Déjeuner sur l’herb</text:span><text:span text:style-name="T93">e</text:span><text:span text:style-name="T91"> (</text:span><text:span text:style-name="T87">214x270c</text:span><text:span text:style-name="T91">m) q</text:span><text:span text:style-name="T87">ui est aujourd’hui exposé au Musée d’Orsay dans la salle du Jeu de Paume. Dans quelle mesure, Manet reprend-il ses prédécesseurs afin de peindre une scène de genre scandaleus</text:span><text:span text:style-name="T91">es </text:span><text:span text:style-name="T87">pour le XIXème siècle ? Dans un premier temps, nous verrons que le Déjeuner sur l’herbe est une scène de genre réaliste, puis, nou</text:span><text:span text:style-name="T91">s verrons </text:span><text:span text:style-name="T87">que l’œuvre est reprise de compositions et de sujet</text:span><text:span text:style-name="T94">s de luxure</text:span><text:span text:style-name="T87">. Enfin, nous observerons que l’intention de Manet est couronnée de succès en divisant l’opinion. </text:span></text:p>
      <text:p text:style-name="P1"/>
      <text:p text:style-name="P13"/>
      <text:p text:style-name="P34">I. Une scène de genre réaliste</text:p>
      <text:p text:style-name="P34"/>
      <text:p text:style-name="P36">1- Une individualisation réaliste</text:p>
      <text:p text:style-name="P3"><text:tab/><text:span text:style-name="T108">A travers une scène de pique-nique Manet représente un instant de son époque <text:s/></text:span><text:span text:style-name="T102"><text:s/></text:span><text:span text:style-name="T86">mais comme le dit Manet « je peins ce que je vois et non ce qui plaît aux autres de voir ». </text:span></text:p>
      <text:p text:style-name="P3"><text:tab/> Pour cela, il utilise de multipl<text:span text:style-name="T106">es</text:span> procédés, tels que le format de l’œuvre. <text:span text:style-name="T106">On suppose que Manet cherche à choquer et à montrer qu’une scène de genre peut aussi être aussi</text:span><text:span text:style-name="T98"> </text:span><text:span text:style-name="T83">importante qu’une peinture d’histoire faisant aussi de grandes dimension. A travers cette grandeur, le public peut s’approprier l’œuvre et s’y identifier plus facilement qu’avec un petit format. De plus, l’artiste conduit</text:span><text:span text:style-name="T99"> </text:span><text:span text:style-name="T83">les spectateurs à s’identifier aux personnages en illustrant une scène banale en plein air. Par ailleurs ce</text:span><text:span text:style-name="T98"> </text:span><text:span text:style-name="T83">ressenti est accentué par les vêtements contemporains de l’époque. C’est à dire le béret à pompon, la cravate, la faluche, les costumes noir ainsi que les barbes et les coupes de cheveux. Et les attitudes bourgeoises des personnages comme leur posture décontracté, la fiole en argent à terre au premier plan, leurs gestes où l’on voit un personnage pensif et l’autre en pleine discussion. Manet vise peut-être à représenter une classe sociale, plus particulièrement, les visiteurs du Salon. <text:s text:c="2"/></text:span></text:p>
      <text:p text:style-name="P4"><text:tab/>Par ailleurs, la nature morte est tout autant réaliste. En effet, Manet <text:span text:style-name="T84">suggère</text:span> sa grande technique à travers le premier plan <text:span text:style-name="T84">qui créer un contraste marqué avec le troisième plan qui donne une impression que le premier et le deuxième plan n’appartiennent gère au troisième plan. L</text:span>e panier de fruit qui est entrain de <text:span text:style-name="T84">basculer illustre un message que l’acte a été consommer en référence avec la femme nue. Ses fruits remarquablement réaliste ne le sont pas de nature. On peut observer des cerises accompagné de figues, mais ses deux fruits n’appartiennent pas à la même saisons. </text:span><text:soft-page-break/><text:span text:style-name="T84">L’artiste se détache d’une vision stéréotypée afin de mêler réelle et irréelle pour accentuer le message transmis.</text:span></text:p>
      <text:p text:style-name="P5"><text:tab/>Pour la réalisation de ce tableau, Manet fait poser ses proches dans son atelier ce qui est nouveau pour l’artiste. Mais aussi, nous pouvons mieux comprendre la rupture du <text:span text:style-name="T106">deuxième et du troisième plan</text:span><text:span text:style-name="T100"> </text:span>, Manet a peint son œuvre par étapes dans un atelier et non pas plein air comme on pourrait le suggérer <text:span text:style-name="T85">comme </text:span><text:span text:style-name="T79">Jeune Fille au jardin Bellevue</text:span><text:span text:style-name="T85"> 1880</text:span>. Le fait d’utiliser son entourage comme modèle, donne une dimension d’intimité, de précision <text:span text:style-name="T85">et sentimental pour l’artiste. Victorine Meurent, représente la femme nue qui est son modèle préféré depuis 1862 (elle pose pour </text:span><text:span text:style-name="T79">l’Oympia</text:span><text:span text:style-name="T85">), l’homme de face personnifie ses deux frères : Eugène et Gustave et l’homme de profil est le sculpteur hollandais Ferdinand Leenhoff (frère de la future épouse de Manet : Suzanne Leenhoff). Puis à l’arrière plan, la femme baigneuse vêtue d’une chemise mouillé sortent de l’eau est d’après Marcel Proust : « une fille juive de passage », Victorine Meurent, une nymphe ou une figure de l’imagination du peintre. </text:span></text:p>
      <text:p text:style-name="P12"><text:tab/>Le réalisme utilisé par Manet est dans la poursuite d<text:span text:style-name="T95">e </text:span>Gustave Courbet (1819-1877). <text:span text:style-name="T96">Ce dernier disait : </text:span><text:span text:style-name="T89">« une peinture est un art </text:span><text:span text:style-name="T87">essentiellement concret et ne peut consister que dans la représentation des choses réelles et existantes ». </text:span><text:span text:style-name="T90">O</text:span>n <text:span text:style-name="T96">re</text:span>trouve des similitudes notamment à travers <text:span text:style-name="T80">Les demoiselles de bord de Seine</text:span><text:span text:style-name="T95"> exposé au Salon en 1857 où Manet dépeint la même barque, ainsi que les deux jeunes femmes qui se prélassent dans l’herbe. Cependant Manet dans Le Déjeuner sur l’herbe ne dévoile pas un caractère explicite de la femme contrairement à </text:span><text:span text:style-name="T80">L’origine du monde</text:span><text:span text:style-name="T95"> de 1866 de Courbet mais suggère </text:span>un aspect réaliste du fantasme masculin ainsi que l’opposition entre l’univers féminin et le l’univers civilisé des hommes <text:span text:style-name="T96">tout cela dans un caractère de la modernité. </text:span></text:p>
      <text:p text:style-name="P12"/>
      <text:p text:style-name="P27"><text:span text:style-name="T111">2- Une scène de genre personnelle</text:span> </text:p>
      <text:p text:style-name="P7"><text:bookmark text:name="cch_f3543d2df6f39b"/><text:tab/><text:span text:style-name="T106">Édouard</text:span> Manet dépeint une scène de pique-nique dans un décor de campagne. Il s’inspire de l’île de Saint-Ouen proche de la propriété familiale de Gennevilliers pour représenter ce décor réalisé comme une esquisse brossée. </text:p>
      <text:p text:style-name="P7"><text:tab/>Au sein de ce décor, au premier plan, une femme nue est entourée de deux hommes vêtus d’habits de l’époque. Ces modèles sont des proches de Manet. En effet, figure féminine n’est autre que Victorine Meurent, modèle vivant de Manet depuis un an en 1863, rencontre à l’atelier Thomas-Couture ou chez Alfred Stevens. Les deux hommes sont également de l’entourage restreint de Manet. Celui qui se tient derrière Victorine est d’après Antonin Proust, intime de la famille, serait inspiré de ses deux frères, Gustave et Eugène, qu’il aurait fait poser successivement. L’homme tenant la canne est Ferdinand <text:span text:style-name="T106">L</text:span>eenhoff, frère de Suzanne qu’il épousera.</text:p>
      <text:p text:style-name="P7"><text:tab/> Ainsi, sa toile de de 2 mètres 8 sur 2 mètres 64 a une dimension plus personnelle. Seule la femme au second plan n’est pas identifiable, il s’agirait d’une « petite juive de passage » ou de Victorine ou d’une femme sortie de l’imagination du peintre. De plus, <text:span text:style-name="T106">Édouard</text:span> Manet reprend des éléments de son tableau La pêche avec sa barque ou encore le mouvement de cette baigneuse qui est similaire à celui du pêcheur. Cette baignade galante aux alentours de Paris est donc remplie de références à la vie personnelle de Manet et à son époque comme les habits à la mode, la faluche des étudiants, ou le thème même du tableau : un déjeuner sur l’herbe comme en témoigne le panier renversée devant Victorine. </text:p>
      <text:p text:style-name="P6"/>
      <text:p text:style-name="P6"/>
      <text:p text:style-name="P2"/>
      <text:p text:style-name="P2"/>
      <text:p text:style-name="P2"/>
      <text:p text:style-name="P2"/>
      <text:p text:style-name="P35"><text:soft-page-break/>II. Une reprise de composition et de sujets de luxure</text:p>
      <text:p text:style-name="P35"/>
      <text:p text:style-name="P37">1- Une réutilisation de compositions</text:p>
      <text:p text:style-name="P2"><text:tab/><text:span text:style-name="T97">Durant sa formation Manet est à la cherche d’inspiration afin de déceler son style propre, c’est pourquoi l’artiste passe du temps au musée du Louvre et pratique des copies des grands-maîtres. Mais également, lors de ses nombreux voyages en Europe où il découvre de nombreux peintres comme Frans Hals, Goya ou Delacroix. De plus Manet s’intéresse aux œuvres antiques et à la Renaissance italienne. </text:span></text:p>
      <text:p text:style-name="P21"><text:span text:style-name="T19"><text:tab/>P</text:span><text:span text:style-name="T20">our </text:span><text:span text:style-name="T58">Le Déjeuner sur l’herbe</text:span><text:span text:style-name="T20">, </text:span><text:span text:style-name="T30">Édouard</text:span><text:span text:style-name="T20"> Manet manifeste son intérêt de moderniser des sujets classiques anciens. </text:span><text:span text:style-name="T21">En effet, il emprunte sa composition à une gravure réalisée d’après un tableau perdu de </text:span><text:span text:style-name="T29">Raphaël</text:span><text:span text:style-name="T21"> </text:span><text:span text:style-name="T22">par</text:span><text:span text:style-name="T4"> Marc</text:span><text:span text:style-name="T5">-A</text:span><text:span text:style-name="T4">nto</text:span><text:span text:style-name="T6">ine</text:span><text:span text:style-name="T4"> Raimondi</text:span><text:span text:style-name="T21">, qui s’intitule </text:span></text:p>
      <text:p text:style-name="P21"><text:span text:style-name="T55">L</text:span><text:span text:style-name="T53">e jugement de</text:span><text:span text:style-name="T54"> Pâri</text:span><text:span text:style-name="T53">s. </text:span><text:span text:style-name="T35">A noté que</text:span><text:span text:style-name="T22"> </text:span><text:span text:style-name="T34">Picasso a aussi peint <text:s/>2 ou 3 versions personnelles du </text:span><text:span text:style-name="T59">D</text:span><text:span text:style-name="T60">éjeun</text:span><text:span text:style-name="T59">er</text:span><text:span text:style-name="T60"> sur l’herbe</text:span><text:span text:style-name="T34">. </text:span><text:span text:style-name="T22">L’artiste reprend la compositio</text:span><text:span text:style-name="T25">n</text:span><text:span text:style-name="T22"> triangulaire des p</text:span><text:span text:style-name="T31">ersonnages</text:span><text:span text:style-name="T25"> </text:span><text:span text:style-name="T22">à droite</text:span><text:span text:style-name="T25">, </text:span><text:span text:style-name="T12">on aperçoit exactement </text:span><text:span text:style-name="T13">les mêmes postures et attitudes</text:span><text:span text:style-name="T7">. </text:span><text:span text:style-name="T11">En effet,</text:span><text:span text:style-name="T7"> </text:span><text:span text:style-name="T11">l</text:span><text:span text:style-name="T7">a nymphe nue </text:span><text:span text:style-name="T14">appuie </text:span><text:span text:style-name="T15">son</text:span><text:span text:style-name="T14"> menton sur </text:span><text:span text:style-name="T15">s</text:span><text:span text:style-name="T14">a main ouverte, celle-ci reposant sur </text:span><text:span text:style-name="T15">son</text:span><text:span text:style-name="T14"> genou de la jambe droite pliée </text:span><text:span text:style-name="T15">tel Victorine Meurent chez Manet</text:span><text:span text:style-name="T71">.</text:span><text:span text:style-name="T7"> </text:span><text:span text:style-name="T8">L</text:span><text:span text:style-name="T9">es deux hommes se prél</text:span><text:span text:style-name="T8">asse</text:span><text:span text:style-name="T10">nt</text:span><text:span text:style-name="T8">, un homme est couché vu de trois quart, s’appuie sur son bras gauche et tend le bras droit ce qui</text:span><text:span text:style-name="T31"> créer une ligne oblique </text:span><text:span text:style-name="T32">et montre </text:span><text:span text:style-name="T33">du doigt</text:span><text:span text:style-name="T32"> la nymphe comme chez Manet</text:span><text:span text:style-name="T31">. Il tient un roseau que Manet remplacera par une canne. </text:span><text:span text:style-name="T23">De plus </text:span><text:span text:style-name="T24">au premier plan on retrouve l’inspiration de la baigneuse debout de dos entrain de se revêtir </text:span><text:span text:style-name="T25">et l</text:span><text:span text:style-name="T24">a Victoire ailée au centre </text:span><text:span text:style-name="T25">qui </text:span><text:span text:style-name="T24">est repris</text:span><text:span text:style-name="T25">e</text:span><text:span text:style-name="T24"> chez Manet par l’oiseau </text:span><text:span text:style-name="T33">mais aussi une scène en pleine air.</text:span><text:span text:style-name="T24"> </text:span><text:span text:style-name="T25">Manet a recourt à divers changement mais l’inspiration flagrante est perceptible et illustre sa modernité du XIXème siècle en faisant référence à l’Antiquité où les femmes et les hommes n’étaient pas choqué de se voir nus. </text:span></text:p>
      <text:p text:style-name="P20"><text:span text:style-name="T25"><text:tab/>Une seconde approche est visible, avec </text:span><text:span text:style-name="T26">l’œuvre</text:span><text:span text:style-name="T25"> de Titien,</text:span><text:span text:style-name="T57"> </text:span><text:span text:style-name="T56">Le Concert Champêtre</text:span><text:span text:style-name="T26"> vers 1509 attribué à Giorgione. </text:span><text:span text:style-name="T27">Cette huile sur toile illustre une allégorie de la Poésie, montrent l’idéal du corps féminin qui </text:span><text:span text:style-name="T28">est imaginé par</text:span><text:span text:style-name="T27"> les deux hommes entrain de jouer </text:span><text:span text:style-name="T28">et de composer. En effet, on retrouve une scène en pleine nature où nous avons quatre personnages dont deux hommes vêtus assis au sol et deux femmes nues l’une de dos assise entrain d’écouter les hommes et la baigneuse debout ce qui rappelle la composition de Raimondi. Cette œuvre est fortement semblable au Déjeuner sur l’herbe car au XVIème siècle, le goût pour le visible et l’invisible se repent tout comme le sujet voulu par Manet où les femmes ne participent pas à la même scène que les hommes. </text:span></text:p>
      <text:p text:style-name="P14">Cependant, de nombreux autres remplois de composition peuvent être utilis<text:span text:style-name="T106">és</text:span>, pas seulement la composition de la scène comme expliqué précédemment. </text:p>
      <text:p text:style-name="P16"/>
      <text:p text:style-name="P39">2- Un remploi de thèmes érotiques</text:p>
      <text:p text:style-name="P11"><text:bookmark text:name="cch_f3543d2df6f39b1"/><text:tab/>Edouard Manet en peignant une femme nue qui regarde fixement le spectateur, en plus de la reprise de la composition, inscrit son tableau dans un thème très érotique pour l’époque. En effet, même si la nudité est présente comme dans<text:span text:style-name="T78"> La naissance de Vénus de Cabanel</text:span> exposé à la même époque au Salon de 1863, le sujet est mythologique et non pas intégré dans une scène quotidienne. Par ailleurs, la femme ne regarde pas le spectateur et donc ne le défie pas alors même que le personnage est nu. De ce fait, le regard fixe de cette figure féminine est emprunt<text:span text:style-name="T101"> </text:span>de sensualité <text:span text:style-name="T109">(</text:span>rappelée par les courbes très douces et réalistes du tableau<text:span text:style-name="T109">)</text:span>. Ce n’est pas tant la nudité de <text:span text:style-name="T104">Victorine </text:span>qui est érotique mais c’est la composition autour d’elle : les deux hommes vêtus et la baigneuse qui semble se laver à l’arrière-plan rend cette composition plus crue. En effet, la baigneuse, disproportionnée par rapport à son emplacement dans le tableau, pourrait rappeler la toilette d’une prostituée après l’acte sexuel. Il apparaît que le panier de fruits au premier plan fait penser aux natures mortes mais ici les éléments dispersés sur le sol sont une invitation à la débauche. A la droite du panier une bouteille suggère un déjeuner arrosé, de même les cerises et les figues, deux fruits qui ne poussent pas à la même <text:soft-page-break/>saison, évoque ce pique-nique « irréaliste ». De même la disposition des vêtements sous cette corbeille avec celle-ci qui est instable évoque une certaine sensualité due à cette nonchalance.</text:p>
      <text:p text:style-name="P11"><text:tab/> Enfin, le titre initial, <text:span text:style-name="T78">Partie Carrée</text:span> signifiant groupe sexuel de quatre personnes, est en lui-même représentatif d’un thème de luxure comme le fit Watteau avec son tableau du même nom en 1713. Manet remploi<text:span text:style-name="T104">e</text:span> donc des compositions de la Renaissance et les réinterprète afin de faire disparaître le thème mythologique et de renouveler ces inspirations en intégrant une dimension sexuelle et sensuelle à son tableau. Cette provocation volontaire va faire naître des critiques tant virulentes qu’élogieuses à son sujet. <text:span text:style-name="T104">En outre, il convient de rappeler que Victorine Meurent est une femme « réelle » <text:s/>qui nous toise d’un regard narquois et non pas une allégorie sublimée de la femme, et cela ça change tout dans la réception que peut en avoir le spectateur...</text:span></text:p>
      <text:p text:style-name="P16"/>
      <text:p text:style-name="P16"/>
      <text:p text:style-name="P35">III. Un choix scandaleux réussi : une division de l’opinion</text:p>
      <text:p text:style-name="P35"/>
      <text:p text:style-name="P39">1- Des critiques antagonistes du public</text:p>
      <text:p text:style-name="P17"><text:span text:style-name="T74"><text:tab/>Avec </text:span><text:span text:style-name="T75">Le Déjeuner sur l’herbe</text:span><text:span text:style-name="T74">, </text:span><text:span text:style-name="T76">Manet provoque un scandale au Salon de 1863, où de multiples opinions diverge</text:span><text:span text:style-name="T77">nt</text:span><text:span text:style-name="T76">. L’artiste </text:span><text:span text:style-name="T77">cherche à</text:span><text:span text:style-name="T76"> </text:span><text:span text:style-name="T77">concrétiser un nouveau goût esthétique et moral qui s’inscrit dans la modernité de l’époque.</text:span></text:p>
      <text:p text:style-name="P9"><text:bookmark text:name="cch_f3543d2df6f39b2"/><text:tab/>L’opinion, avant même que le Salon commence, est négative concernant le jury. En effet, cette peinture est exposée au Salon des refusés de 1863 donc elle n’a pas été sélectionnée pour le salon. Elle est d’ailleurs mise en haut des murs du salon de l’exposition du salon parallèle pour éviter de choquer trop intensément le public. Cependant, ce fut une toile qui fit beaucoup parler. De part sa dimension elle interpella le public et notamment comme évoqué précédemment par ce sujet banal traité de façon très choquante pour l’époque. Ainsi Napoléon III la qualifia d’ « offense à la pudeur » lorsqu’il visita le salon le 20 avril 1863. Ainsi, en refusant d’exploiter les règles académiques tant du sujet avec les éléments rappelant le sexe, il interpelle le public qui est profondément heurté dans sa bienséance comme il le fera la même année avec <text:span text:style-name="T78">l’Olympia</text:span>. La touche du peintre est aussi critiquée car le contraste entre le fond comme une esquisse et le premier plan très net avec un modelé précis, on la qualifie d’ailleurs d’insolent. <text:span text:style-name="T104">Certains peintres ne lui reprochèrent pas la nudité ostentatoire du tableau, mais le manque de modelé, de dégradé. Comme si Manet avait peint en noir et blanc, ou que ses modèles étaient éclairés par un puissant projecteur alors même qu’il s’agissait d’une scène de sous-bois.</text:span> </text:p>
      <text:p text:style-name="P9"><text:tab/>De plus, le public estime que la scène représente trop une scène de modèle d’atelier par la stoïcité des personnages qui semblent vouloir se mouvoir la seconde suivante comme libérés de leur contrainte de staticité notamment Victorine, accentuée par les vêtements au sol proche de la modèle déshabillée. Odilon Redon parlera d’ailleurs d’un tableau peu intellectuel du fait de cette impression d’atelier. Les critiques d’art sont également féroces avec cette pe<text:span text:style-name="T95">i</text:span>nture donc Chesneau qui dans son compte rendu du Salon a été acerbe sur l’emprunt des compositions antérieures. De même les Goncourt considèrent le titre <text:span text:style-name="T78">Partie Carrée </text:span>comme « une formule légère et gamine du blasphème ». <text:tab/>Cependant, certains y voit une nouveauté surprenante. Emile Zola a d’ailleurs été inspiré par ce tableau puisqu’il écrira un livre, <text:span text:style-name="T78">L’œuvre</text:span> en 1886. Par ailleurs, sa critique en 1867 est élogieuse en désapprouvant l’avis majoritaire. Ainsi il écrit : « Mais personne ne va chercher à se scandaliser au musée du Louvre . La foule s'est bien gardée d'ailleurs de juger Le <text:span text:style-name="T78">Déjeuner sur l'herbe</text:span> comme doit être jugée une véritable <text:span text:style-name="T95">œuvre</text:span> d'art; elle y a vu seulement des gens qui mangeaient sur l'herbe, au sortir du bain, et elle a cru que l'artiste avait mis une intention obscène et tapageuse dans la disposition du sujet, lorsque l'artiste avait simplement cherché à obtenir des oppositions vives et des masses franches. » <text:span text:style-name="T105">Manet, dans son </text:span><text:span text:style-name="T81">Portrait d’Emile Zola, </text:span><text:span text:style-name="T103">montre qu’une une copie de son </text:span><text:span text:style-name="T81">Olympia</text:span><text:span text:style-name="T103"> était </text:span><text:soft-page-break/><text:span text:style-name="T103">accrochée sur le mur du cabinet de travail, ce qui prouve une fois encore l’admiration de l’écrivain pour le peintre...</text:span></text:p>
      <text:p text:style-name="P8"/>
      <text:p text:style-name="P16"><text:s/></text:p>
      <text:p text:style-name="P37">2- Une volonté de choquer de la part de l’artiste </text:p>
      <text:p text:style-name="P10"><text:tab/><text:span text:style-name="T110">Avec</text:span><text:span text:style-name="T82"> Le Déjeuner sur l’herbe</text:span><text:span text:style-name="T107"> Édouard Manet démontre un manifeste de la modernité (…. Manet se positionne dans une approche plus moderne de la peinture). (Ainsi, ) Le peintre utilise l’intégralité de son œuvre afin de faire passer un message au public. </text:span></text:p>
      <text:p text:style-name="P23"><text:span text:style-name="T66"><text:tab/>En effet, l’artiste cherche à offenser les bourgeois </text:span><text:span text:style-name="T67">tels que les jurys du Salon ou encore ses visiteurs. Peindre une iconographie sarcastique et inhabituelle est une occasion pour Manet de montrer son mécontentement </text:span><text:span text:style-name="T69">(envers les) </text:span><text:span text:style-name="T67">des règles du jury qui bouleverse le Salon de 1863. </text:span><text:span text:style-name="T69">La</text:span><text:span text:style-name="T67"> classe sociale </text:span><text:span text:style-name="T69">bourgeoise </text:span><text:span text:style-name="T67">est représentée comme passive </text:span><text:span text:style-name="T69">comme en témoigne</text:span><text:span text:style-name="T67"> les deux hommes qui ne semblent aucunement choqué</text:span><text:span text:style-name="T69">s</text:span><text:span text:style-name="T67"> par Victorine nue à leur</text:span><text:span text:style-name="T69">s</text:span><text:span text:style-name="T67"> côté</text:span><text:span text:style-name="T69">s</text:span><text:span text:style-name="T67">. Manet veut ici interpeller le public et le jury pour expliquer </text:span><text:span text:style-name="T69">(démontrer)</text:span><text:span text:style-name="T67"> que les œuvres du Salon sont toutes autant intéressante</text:span><text:span text:style-name="T69">s</text:span><text:span text:style-name="T67"> les unes que les autres, qu’il faut s’y attarder pour comprendre la visé</text:span><text:span text:style-name="T69">e</text:span><text:span text:style-name="T67"> de l’artiste afin de ne pas la juger </text:span><text:span text:style-name="T69">trop rapidement</text:span><text:span text:style-name="T67">. </text:span></text:p>
      <text:p text:style-name="P23"><text:span text:style-name="T67"><text:tab/>Par d’ailleurs, Victorine </text:span><text:span text:style-name="T70">en regardant fixement le spectateur incite à ce que celui-ci la regarde également,</text:span><text:span text:style-name="T67"> </text:span><text:span text:style-name="T70">c</text:span><text:span text:style-name="T67">e qui accentue le scandale </text:span><text:span text:style-name="T70">crée par </text:span><text:span text:style-name="T67">la toile où habituellement les sujets n’interpellent pas le public </text:span><text:span text:style-name="T68">directement</text:span><text:span text:style-name="T67">. Par ses premiers choix de titres, Manet propose une plaisanterie avec </text:span><text:span text:style-name="T61">La Partie Car</text:span><text:span text:style-name="T62">r</text:span><text:span text:style-name="T61">ée</text:span><text:span text:style-name="T51"> </text:span><text:span text:style-name="T37">qui signifie la</text:span><text:span text:style-name="T51"> </text:span><text:span text:style-name="T37">r</text:span><text:span text:style-name="T3">éunion de deux hommes et de deux femmes pour vivre des plaisirs sexuels </text:span><text:span text:style-name="T67">et </text:span><text:span text:style-name="T61">Le Bain</text:span><text:span text:style-name="T36"> </text:span><text:span text:style-name="T37">qui explique qu’un acte sexuel a été consommé.</text:span></text:p>
      <text:p text:style-name="P24"><text:span text:style-name="T37"><text:s/><text:tab/></text:span><text:span text:style-name="T41">L’artiste veut relever le défi </text:span><text:span text:style-name="T42">de la grande peinture, où il innove une nouvelle thématique. </text:span><text:span text:style-name="T45">Ainsi, </text:span><text:span text:style-name="T42">il mêle le respect et la provocation pour parodier ses grands-maîtres. N</text:span><text:span text:style-name="T38">otamment à travers le nu féminin, o</text:span><text:span text:style-name="T45">ù</text:span><text:span text:style-name="T38"> à l’époque le corps nu de la femme fait lieu de fascination et d’inspiration. </text:span><text:span text:style-name="T45">D</text:span><text:span text:style-name="T38">ans cette toile, le corps féminin nu choque et scandalise le public car Victorine est accompagné de deux hommes habillé </text:span><text:span text:style-name="T39">contrairement à l’époque </text:span><text:span text:style-name="T40">a</text:span><text:span text:style-name="T39">ntique où les femmes et les hommes étaient sur le même pied d’égalité</text:span><text:span text:style-name="T38"> </text:span><text:span text:style-name="T39">comme chez Marc-Antoine Raimondi. </text:span><text:span text:style-name="T40">Puis,</text:span><text:span text:style-name="T39"> </text:span><text:span text:style-name="T40">Manet prouve à ses prédécesseur, qu’il est possible de peindre un tableau qui peut être grandiose et </text:span><text:span text:style-name="T41">renommé </text:span><text:span text:style-name="T40">en utilisant des formes simples sans surcharger l’œuvre. </text:span><text:span text:style-name="T41">A l’inverse de</text:span><text:span text:style-name="T40"> Raimondi avec </text:span><text:span text:style-name="T41">ses</text:span><text:span text:style-name="T40"> multitude</text:span><text:span text:style-name="T41">s</text:span><text:span text:style-name="T40"> de personnages et </text:span><text:span text:style-name="T41">ses </text:span><text:span text:style-name="T40">élémen</text:span><text:span text:style-name="T41">ts symboliques et chez Titien où les couleurs sont prépondérante ainsi que les courbes qui submerge l’œuvre. </text:span></text:p>
      <text:p text:style-name="P24"><text:span text:style-name="T41"><text:tab/></text:span><text:span text:style-name="T39">D’</text:span><text:span text:style-name="T40">autre part</text:span><text:span text:style-name="T39">, Manet mêle plusieurs genres tels que la peinture de </text:span><text:span text:style-name="T41">paysage</text:span><text:span text:style-name="T39">, de nature mort</text:span><text:span text:style-name="T41">e</text:span><text:span text:style-name="T39"> et de <text:s/></text:span><text:span text:style-name="T41">peinture de genre</text:span><text:span text:style-name="T39"> dans un format de peinture d’histoire, ce </text:span><text:span text:style-name="T45">qui</text:span><text:span text:style-name="T39"> bouscule le spectateur qui n’a plus tout ses repères visuel</text:span><text:span text:style-name="T41">s. </text:span><text:span text:style-name="T43">Manet est aidé par Lecoq de Boisbaudran (le maître de Fantin), qui lui explique un texte où </text:span><text:span text:style-name="T44">les élèves et leurs modèles allaient en pleine nature pour avoir nouvelles lumières, proche d’un étang et d’un de grands arbre. Wechsler dit : « tantôt nus, tantôt vêtu de draperies, la mythologie était là, vivante devant nous ». Tout cela permet à Manet de donner une nouvelle vision personnelle à son œuvre. </text:span></text:p>
      <text:p text:style-name="P22"><text:span text:style-name="T18"><text:tab/>Manet cherche </text:span><text:span text:style-name="T45">donc</text:span><text:span text:style-name="T18"> à peindre une toile qui </text:span><text:span text:style-name="T45">lie</text:span><text:span text:style-name="T18"> passé et présent pour représenter la modernité de son époque souvent mal appréci</text:span><text:span text:style-name="T45">ée</text:span><text:span text:style-name="T18">. </text:span></text:p>
      <text:p text:style-name="P26"/>
      <text:p text:style-name="P26"/>
      <text:p text:style-name="P31"/>
      <text:p text:style-name="P32">Conclusion : </text:p>
      <text:p text:style-name="P25"><text:span text:style-name="T18"><text:tab/></text:span><text:span text:style-name="T49">Édouard</text:span><text:span text:style-name="T18"> Manet avec ce tableau </text:span><text:span text:style-name="T52">Déjeuner sur l’herbe</text:span><text:span text:style-name="T18"> marque les esprits délibérément. En effet, en utilisant des références à sa vie personnelle et à son époque en individualisant ses personnages et son décor, il ancre sa toile dans un réalisme. </text:span><text:soft-page-break/><text:span text:style-name="T18">Cependant, il lie cette modernité en reprenant des compositions antiques </text:span><text:span text:style-name="T46">qu’il transpose en thème érotique. Ce choix de l’artiste suscite des critiques très opposées qui s’uniront positivement </text:span><text:span text:style-name="T47">aux époques suivantes. Par ailleurs, cette peinture inspira de nombreux artistes tant dans le thème que la composition. Aussi, Monet repris en 1865-1866 le thème du pique nique avec son tableau</text:span><text:span text:style-name="T63"> </text:span><text:span text:style-name="T64">D</text:span><text:span text:style-name="T63">éjeuner sur l’herbe</text:span><text:span text:style-name="T47">. Plus tardivement, Picasso peint en 1960 </text:span><text:span text:style-name="T63">Déjeuner sur l’herbe</text:span><text:span text:style-name="T47"> de même Alain Jacquet en 1964. Ou encore plus récemment Rip Hopkins qui réalisa</text:span><text:span text:style-name="T63"> Déjeuner sur l’herbe </text:span><text:span text:style-name="T47">en 200</text:span><text:span text:style-name="T50">6</text:span><text:span text:style-name="T47">. Enfin, </text:span><text:span text:style-name="T48">les artistes ne sont pas les seuls influencés par cette peinture, en 1998, la campagne de publicité de Yves Saint Laurent a de même repris la composition.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Arial2" svg:font-family="Arial" style:font-family-generic="swiss"/>
    <style:font-face style:name="Centaur" svg:font-family="Centaur, 'Times New Roman'"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9:45:04.276000000</meta:creation-date>
    <dc:date>2018-03-08T00:09:07.607000000</dc:date>
    <meta:editing-duration>PT2H36M32S</meta:editing-duration>
    <meta:editing-cycles>24</meta:editing-cycles>
    <meta:generator>LibreOffice/5.3.7.2$Windows_X86_64 LibreOffice_project/6b8ed514a9f8b44d37a1b96673cbbdd077e24059</meta:generator>
    <meta:document-statistic meta:table-count="0" meta:image-count="0" meta:object-count="0" meta:page-count="6" meta:paragraph-count="42" meta:word-count="3192" meta:character-count="19284" meta:non-whitespace-character-count="16069"/>
  </office:meta>
</office:document-meta>
</file>